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6284" officeooo:paragraph-rsid="00066284"/>
    </style:style>
    <style:style style:name="P2" style:family="paragraph" style:parent-style-name="Standard">
      <style:text-properties officeooo:rsid="0009b7fd" officeooo:paragraph-rsid="0009b7fd"/>
    </style:style>
    <style:style style:name="P3" style:family="paragraph" style:parent-style-name="Standard">
      <style:text-properties officeooo:rsid="000b9ea5" officeooo:paragraph-rsid="000b9ea5"/>
    </style:style>
    <style:style style:name="P4" style:family="paragraph" style:parent-style-name="Standard">
      <style:text-properties officeooo:rsid="000d28ce" officeooo:paragraph-rsid="000d28ce"/>
    </style:style>
    <style:style style:name="P5" style:family="paragraph" style:parent-style-name="Standard">
      <style:text-properties fo:color="#ffffff" style:font-name="Loma" officeooo:rsid="00093078" officeooo:paragraph-rsid="00093078" fo:background-color="#ff0000"/>
    </style:style>
    <style:style style:name="P6" style:family="paragraph" style:parent-style-name="Standard">
      <style:text-properties officeooo:rsid="0012f60e" officeooo:paragraph-rsid="0012f60e"/>
    </style:style>
    <style:style style:name="P7" style:family="paragraph" style:parent-style-name="Standard">
      <style:text-properties officeooo:rsid="0016d0c6" officeooo:paragraph-rsid="0016d0c6"/>
    </style:style>
    <style:style style:name="P8" style:family="paragraph" style:parent-style-name="Standard">
      <style:text-properties officeooo:rsid="0018c0eb" officeooo:paragraph-rsid="0018c0eb"/>
    </style:style>
    <style:style style:name="P9" style:family="paragraph" style:parent-style-name="Standard">
      <style:text-properties officeooo:rsid="0018d697" officeooo:paragraph-rsid="0018d697"/>
    </style:style>
    <style:style style:name="P10" style:family="paragraph" style:parent-style-name="Standard">
      <style:text-properties officeooo:rsid="0018d697" officeooo:paragraph-rsid="001afc4e"/>
    </style:style>
    <style:style style:name="P11" style:family="paragraph" style:parent-style-name="Standard">
      <style:text-properties officeooo:rsid="001afc4e" officeooo:paragraph-rsid="001afc4e"/>
    </style:style>
    <style:style style:name="P12" style:family="paragraph" style:parent-style-name="Standard">
      <style:text-properties officeooo:rsid="00203c09" officeooo:paragraph-rsid="00203c09"/>
    </style:style>
    <style:style style:name="P13" style:family="paragraph" style:parent-style-name="Standard">
      <style:text-properties officeooo:rsid="002354f6" officeooo:paragraph-rsid="002354f6"/>
    </style:style>
    <style:style style:name="P14" style:family="paragraph" style:parent-style-name="Standard">
      <style:text-properties officeooo:paragraph-rsid="0023e73b"/>
    </style:style>
    <style:style style:name="T1" style:family="text">
      <style:text-properties officeooo:rsid="0011c69d"/>
    </style:style>
    <style:style style:name="T2" style:family="text">
      <style:text-properties officeooo:rsid="00153dfd"/>
    </style:style>
    <style:style style:name="T3" style:family="text">
      <style:text-properties officeooo:rsid="0018c909"/>
    </style:style>
    <style:style style:name="T4" style:family="text">
      <style:text-properties officeooo:rsid="00199c9a"/>
    </style:style>
    <style:style style:name="T5" style:family="text">
      <style:text-properties officeooo:rsid="001b3ed5"/>
    </style:style>
    <style:style style:name="T6" style:family="text">
      <style:text-properties officeooo:rsid="001db91f"/>
    </style:style>
    <style:style style:name="T7" style:family="text">
      <style:text-properties officeooo:rsid="002354f6"/>
    </style:style>
    <style:style style:name="T8" style:family="text">
      <style:text-properties officeooo:rsid="0023e73b"/>
    </style:style>
    <style:style style:name="T9" style:family="text">
      <style:text-properties fo:font-variant="normal" fo:text-transform="none" fo:color="#333333" style:font-name="Helvetica Neue"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BAE SYSTEMS </text:p>
      <text:p text:style-name="P2">COMPILATION/<text:span text:style-name="T3">DIAGNOSIS</text:span> NOTE</text:p>
      <text:p text:style-name="P1"/>
      <text:p text:style-name="P3">PROJECT: <text:span text:style-name="T2">Comparing old and new davinci_wsn mega package</text:span></text:p>
      <text:p text:style-name="P4"><text:span text:style-name="T1">FROM </text:span>DATE: <text:span text:style-name="T2">4//8/17</text:span></text:p>
      <text:p text:style-name="P4"/>
      <text:p text:style-name="P6">DESCRIPTIONS:</text:p>
      <text:p text:style-name="P1"/>
      <text:p text:style-name="P7">We downloaded the latest davinci_wsn from DLC github. But we failed to load the robot corrrectly – <text:s/>the tf tree appeared to be partly missing. We then copy the old catkin_ws from HMS QE and launch it onboard HMS Prince of Wales, and this time it succeeded, which brings questions on what are the difference that resulted in the failures in the latest DLC codes, or should it be some external packages that we missed while reconstructing the new catkin_ws on HMS Prince of Wales.</text:p>
      <text:p text:style-name="P7"/>
      <text:p text:style-name="P8">Therefore we aim to find and record whatever we discover here in this document.</text:p>
      <text:p text:style-name="P8"/>
      <text:p text:style-name="P8"/>
      <text:p text:style-name="P9">REPORT <text:span text:style-name="T6">1439 20170804</text:span></text:p>
      <text:p text:style-name="P9"/>
      <text:p text:style-name="P10">The reason the latest catkin_ws failed to load properly is due to the failure of finding a user defined model in the folder /.gazebo/models – <text:span text:style-name="T4">tiny_red_marker. The issue therefore was solved by adding this </text:span></text:p>
      <text:p text:style-name="P10"><text:span text:style-name="T4">new element in the location. </text:span></text:p>
      <text:p text:style-name="P9"/>
      <text:p text:style-name="P11">This model is used in the davinci_tissue.world which is called by Gazebo.</text:p>
      <text:p text:style-name="P9"/>
      <text:p text:style-name="P11">It is also notable that without the package stereo_<text:span text:style-name="T5">sync the camera would not be functioning. Therefore it should always be included in the same worksapce.</text:span></text:p>
      <text:p text:style-name="P11"/>
      <text:p text:style-name="P12">It is called in the launch files by lines like this:</text:p>
      <text:p text:style-name="P12">---</text:p>
      <text:p text:style-name="P12"><text:s/>&lt;include file="$(find dvrk_model)/launch/davinci_endo_sim.launch"&gt;</text:p>
      <text:p text:style-name="P12"><text:s/>&lt;/include&gt; </text:p>
      <text:p text:style-name="P12"></text:p>
      <text:p text:style-name="P12"><text:s text:c="2"/>&lt;include file="$(find dvrk_model)/launch/davinci_endo_view.launch"&gt;</text:p>
      <text:p text:style-name="P12"><text:s/>&lt;/include&gt; </text:p>
      <text:p text:style-name="P12"/>
      <text:p text:style-name="P12">---</text:p>
      <text:p text:style-name="P13"/>
      <text:p text:style-name="P14"><text:span text:style-name="T7">It uses the ROS class: image_transport, whose page says “</text:span><text:span text:style-name="T9">image_transport should always be used to subscribe to and publish images. It provides transparent support for transporting images in low-bandwidth compressed formats. </text:span><text:span text:style-name="T8">”.</text:span></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6:13:04.239329607</meta:creation-date>
    <dc:date>2017-08-04T15:19:32.786597634</dc:date>
    <meta:editing-duration>PT47M48S</meta:editing-duration>
    <meta:editing-cycles>32</meta:editing-cycles>
    <meta:generator>LibreOffice/4.2.8.2$Linux_X86_64 LibreOffice_project/420m0$Build-2</meta:generator>
    <meta:document-statistic meta:table-count="0" meta:image-count="0" meta:object-count="0" meta:page-count="1" meta:paragraph-count="21" meta:word-count="245" meta:character-count="1611" meta:non-whitespace-character-count="1368"/>
  </office:meta>
</office:document-meta>
</file>